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590000002BDC6F1554.png" manifest:media-type=""/>
  <manifest:file-entry manifest:full-path="Pictures/10000000000000890000001130691DCF.png" manifest:media-type=""/>
  <manifest:file-entry manifest:full-path="Pictures/100000000000006700000026D20BBC5B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929in"/>
    </style:style>
    <style:style style:name="co2" style:family="table-column">
      <style:table-column-properties fo:break-before="auto" style:column-width="1.2846in"/>
    </style:style>
    <style:style style:name="co3" style:family="table-column">
      <style:table-column-properties fo:break-before="auto" style:column-width="0.9728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1.1693in"/>
    </style:style>
    <style:style style:name="co7" style:family="table-column">
      <style:table-column-properties fo:break-before="auto" style:column-width="0.9827in"/>
    </style:style>
    <style:style style:name="co8" style:family="table-column">
      <style:table-column-properties fo:break-before="auto" style:column-width="1.3071in"/>
    </style:style>
    <style:style style:name="co9" style:family="table-column">
      <style:table-column-properties fo:break-before="auto" style:column-width="0.8307in"/>
    </style:style>
    <style:style style:name="co10" style:family="table-column">
      <style:table-column-properties fo:break-before="auto" style:column-width="0.8819in"/>
    </style:style>
    <style:style style:name="co11" style:family="table-column">
      <style:table-column-properties fo:break-before="auto" style:column-width="1.3173in"/>
    </style:style>
    <style:style style:name="co12" style:family="table-column">
      <style:table-column-properties fo:break-before="auto" style:column-width="1.1008in"/>
    </style:style>
    <style:style style:name="co13" style:family="table-column">
      <style:table-column-properties fo:break-before="auto" style:column-width="0.6846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6984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646in" fo:break-before="auto" style:use-optimal-row-height="true"/>
    </style:style>
    <style:style style:name="ro3" style:family="table-row">
      <style:table-row-properties style:row-height="0.214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grades">
      <style:table-properties table:display="true" style:writing-mode="lr-tb"/>
    </style:style>
    <style:style style:name="ce1" style:family="table-cell" style:parent-style-name="Default">
      <style:table-cell-properties fo:border-bottom="none" style:cell-protect="none" style:print-content="true" fo:border-left="none" fo:padding="0.028in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none" style:cell-protect="none" style:print-content="true" fo:border-left="none" fo:padding="0.028in" fo:border-right="0.06pt solid #000000" fo:border-top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  <style:text-properties style:font-name="Arial" fo:font-weight="bold" style:font-name-asian="DejaVu Sans" style:font-weight-asian="bold" style:font-name-complex="Lohit Hindi" style:font-weight-complex="bold"/>
    </style:style>
    <style:style style:name="ce5" style:family="table-cell" style:parent-style-name="Default">
      <style:table-cell-properties style:cell-protect="none" style:print-content="true" fo:padding="0.028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Excel_5f_BuiltIn_5f_Good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cell-protect="none" style:print-content="true" fo:padding="0.028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9" style:family="table-cell" style:parent-style-name="Default">
      <style:table-cell-properties fo:border-bottom="0.06pt solid #000000" style:cell-protect="none" style:print-content="true" fo:border-left="none" fo:padding="0.028in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style:cell-protect="none" style:print-content="true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06pt solid #000000" style:cell-protect="none" style:print-content="true" fo:border-left="none" fo:padding="0.028in" fo:border-right="none" fo:border-top="none"/>
    </style:style>
    <style:style style:name="ce14" style:family="table-cell" style:parent-style-name="Default">
      <style:table-cell-properties style:cell-protect="none" style:print-content="true" fo:padding="0.028in"/>
      <style:text-properties style:font-name="Arial" style:font-name-asian="DejaVu Sans" style:font-name-complex="Lohit Hindi"/>
    </style:style>
    <style:style style:name="ce15" style:family="table-cell" style:parent-style-name="Default">
      <style:table-cell-properties style:cell-protect="none" style:print-content="true" fo:padding="0.028in"/>
      <style:text-properties style:use-window-font-color="true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6" style:family="table-cell" style:parent-style-name="Default">
      <style:text-properties style:font-name="Arial" style:font-name-asian="DejaVu Sans" style:font-name-complex="Lohit Hindi"/>
    </style:style>
    <style:style style:name="ce1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cell-protect="none" style:print-content="true" fo:border="0.06pt solid #000000" fo:padding="0.028in"/>
    </style:style>
    <style:style style:name="ce19" style:family="table-cell" style:parent-style-name="Default">
      <style:table-cell-properties style:cell-protect="none" style:print-content="true" fo:padding="0.028in"/>
      <style:text-properties style:font-name="Arial" fo:font-size="10pt" style:font-size-asian="10pt" style:font-size-complex="10pt"/>
    </style:style>
    <style:style style:name="ce20" style:family="table-cell" style:parent-style-name="Excel_5f_BuiltIn_5f_Good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cell-protect="none" style:print-content="true" fo:padding="0.028in"/>
      <style:text-properties style:font-name="Arial" fo:font-size="10pt" style:font-name-asian="DejaVu Sans" style:font-size-asian="10pt" style:font-name-complex="Lohit Hindi" style:font-size-complex="10pt"/>
    </style:style>
    <style:style style:name="ce22" style:family="table-cell" style:parent-style-name="Excel_5f_BuiltIn_5f_Good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fo:border-left="0.2pt solid #000000" fo:padding="0.028in" fo:border-right="none" style:rotation-align="none" fo:border-top="0.2pt solid #000000"/>
    </style:style>
    <style:style style:name="ce2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2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2pt solid #000000" style:cell-protect="none" style:print-content="true" style:diagonal-bl-tr="none" style:diagonal-tl-br="none" fo:border-left="0.2pt solid #000000" fo:padding="0.028in" fo:border-right="none" style:rotation-align="none" fo:border-top="none"/>
    </style:style>
    <style:style style:name="ce26" style:family="table-cell" style:parent-style-name="Default">
      <style:table-cell-properties fo:border-bottom="0.06pt solid #000000" style:cell-protect="none" style:print-content="true" style:text-align-source="fix" style:repeat-content="false" fo:border-left="none" fo:padding="0.028in" fo:border-right="none" fo:border-top="none"/>
      <style:paragraph-properties fo:text-align="end" fo:margin-left="0in"/>
    </style:style>
    <style:style style:name="ce27" style:family="table-cell" style:parent-style-name="Default">
      <style:table-cell-properties fo:border-bottom="none" style:cell-protect="none" style:print-content="true" style:diagonal-bl-tr="none" style:diagonal-tl-br="none" fo:border-left="none" fo:padding="0.028in" fo:border-right="none" style:rotation-align="none" fo:border-top="0.2pt solid #000000"/>
    </style:style>
    <style:style style:name="ce2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0.2pt solid #000000" style:cell-protect="none" style:print-content="true" style:diagonal-bl-tr="none" style:diagonal-tl-br="none" fo:border-left="none" fo:padding="0.028in" fo:border-right="none" style:rotation-align="none" fo:border-top="none"/>
    </style:style>
    <style:style style:name="ce30" style:family="table-cell" style:parent-style-name="Default">
      <style:table-cell-properties style:cell-protect="none" style:print-content="true" style:text-align-source="fix" style:repeat-content="false" fo:padding="0.028in"/>
      <style:paragraph-properties fo:text-align="center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1" style:family="table-cell" style:parent-style-name="Default">
      <style:text-properties style:font-name="Arial" fo:font-size="14pt" fo:font-style="italic" fo:font-weight="bold" style:font-name-asian="DejaVu Sans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ce32" style:family="table-cell" style:parent-style-name="Default">
      <style:table-cell-properties style:cell-protect="none" style:print-content="true" style:diagonal-bl-tr="none" style:diagonal-tl-br="none" fo:border="none" fo:padding="0.028in" style:rotation-align="none"/>
    </style:style>
    <style:style style:name="ce33" style:family="table-cell" style:parent-style-name="Default">
      <style:table-cell-properties style:cell-protect="none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2pt solid #000000" style:cell-protect="none" style:print-content="true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28in" fo:border-right="0.2pt solid #000000" style:rotation-angle="0" style:rotation-align="none" style:shrink-to-fit="false" fo:border-top="0.2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none" fo:padding="0.028in" fo:border-right="none" fo:border-top="none"/>
      <style:paragraph-properties fo:text-align="center" fo:margin-left="0in"/>
      <style:text-properties style:font-name="Arial" fo:font-weight="bold" style:font-name-asian="DejaVu Sans" style:font-weight-asian="bold" style:font-name-complex="Lohit Hindi" style:font-weight-complex="bold"/>
    </style:style>
    <style:style style:name="ce37" style:family="table-cell" style:parent-style-name="Default">
      <style:table-cell-properties style:cell-protect="none" style:print-content="true" style:text-align-source="fix" style:repeat-content="false" fo:padding="0.028in"/>
      <style:paragraph-properties fo:text-align="center" fo:margin-left="0in"/>
      <style:text-properties style:font-name="Arial" fo:font-weight="bold" style:font-name-asian="DejaVu Sans" style:font-weight-asian="bold" style:font-name-complex="Lohit Hindi" style:font-weight-complex="bold"/>
    </style:style>
    <style:style style:name="ce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2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5f_BuiltIn_5f_Good">
      <style:table-cell-properties fo:background-color="#ffffff"/>
      <style:text-properties style:use-window-font-color="true"/>
    </style:style>
    <style:style style:name="ce40" style:family="table-cell" style:parent-style-name="Default">
      <style:table-cell-properties fo:border-bottom="none" style:cell-protect="none" style:print-content="true" style:diagonal-bl-tr="none" style:diagonal-tl-br="none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order-bottom="0.2pt solid #000000" style:cell-protect="none" style:print-content="true" style:diagonal-bl-tr="none" style:diagonal-tl-br="none" fo:border-left="none" fo:padding="0.028in" fo:border-right="0.2pt solid #000000" style:rotation-align="none" fo:border-top="non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label-ranges>
        <table:label-range table:label-cell-range-address="grades.A146:grades.B148" table:data-cell-range-address="grades.C146:grades.AMJ148" table:orientation="row"/>
      </table:label-ranges>
      <table:table table:name="grad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3" table:number-columns-repeated="13" table:default-cell-style-name="ce5"/>
        <table:table-column table:style-name="co15" table:number-columns-repeated="996" table:default-cell-style-name="Default"/>
        <table:table-row table:style-name="ro1">
          <table:table-cell table:number-columns-repeated="19"/>
          <table:table-cell table:style-name="Default" table:number-columns-repeated="9"/>
          <table:table-cell table:number-columns-repeated="996"/>
        </table:table-row>
        <table:table-row table:style-name="ro1">
          <table:table-cell table:style-name="ce2"/>
          <table:table-cell table:style-name="Default" table:number-columns-repeated="9"/>
          <table:table-cell table:number-columns-repeated="9"/>
          <table:table-cell table:style-name="Default" table:number-columns-repeated="9"/>
          <table:table-cell table:number-columns-repeated="996"/>
        </table:table-row>
        <table:table-row table:style-name="ro1">
          <table:table-cell table:style-name="ce2"/>
          <table:table-cell table:style-name="Default" table:number-columns-repeated="9"/>
          <table:table-cell table:number-columns-repeated="2"/>
          <table:table-cell table:style-name="Default" table:number-columns-repeated="16"/>
          <table:table-cell table:number-columns-repeated="996"/>
        </table:table-row>
        <table:table-row table:style-name="ro1">
          <table:table-cell table:number-columns-repeated="12"/>
          <table:table-cell table:style-name="Default" table:number-columns-repeated="16"/>
          <table:table-cell table:number-columns-repeated="996"/>
        </table:table-row>
        <table:table-row table:style-name="ro1">
          <table:table-cell table:number-columns-repeated="8"/>
          <table:table-cell>
            <draw:frame table:end-cell-address="grades.K7" table:end-x="0.1972in" table:end-y="0.1504in" draw:z-index="1" draw:name="Picture 3" draw:style-name="gr1" draw:text-style-name="P1" svg:width="1.9559in" svg:height="0.472in" svg:x="0.3791in" svg:y="0.0744in">
              <draw:image xlink:href="Pictures/100000000000006700000026D20BBC5B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Default" table:number-columns-repeated="16"/>
          <table:table-cell table:number-columns-repeated="996"/>
        </table:table-row>
        <table:table-row table:style-name="ro1">
          <table:table-cell table:number-columns-repeated="12"/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3"/>
          <table:table-cell table:style-name="ce8" table:number-columns-repeated="4"/>
          <table:table-cell table:style-name="ce30" office:value-type="string">
            <text:p>xp</text:p>
          </table:table-cell>
          <table:table-cell table:style-name="ce8" table:number-columns-repeated="6"/>
          <table:table-cell table:style-name="Default" table:number-columns-repeated="16"/>
          <table:table-cell table:number-columns-repeated="8"/>
          <table:table-cell table:style-name="ce10" table:number-columns-repeated="988"/>
        </table:table-row>
        <table:table-row table:style-name="ro1">
          <table:table-cell table:style-name="ce4" office:value-type="string">
            <text:p>Rowno </text:p>
          </table:table-cell>
          <table:table-cell table:style-name="ce9" office:value-type="string">
            <text:p>Slot No &gt;</text:p>
          </table:table-cell>
          <table:table-cell table:style-name="ce13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36" office:value-type="string">
            <text:p>T</text:p>
          </table:table-cell>
          <table:table-cell table:style-name="ce13" table:number-columns-repeated="2"/>
          <table:table-cell table:style-name="Default" table:number-columns-repeated="16"/>
          <table:table-cell table:number-columns-repeated="8"/>
          <table:table-cell table:style-name="ce13" table:number-columns-repeated="13"/>
          <table:table-cell table:style-name="ce11" table:number-columns-repeated="975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5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table:formula="of:=SUM([.C9:.I9])" office:value-type="float" office:value="6">
            <text:p>6</text:p>
          </table:table-cell>
          <table:table-cell table:number-columns-repeated="2"/>
          <table:table-cell table:style-name="Default" table:number-columns-repeated="16"/>
          <table:table-cell table:number-columns-repeated="8"/>
          <table:table-cell table:style-name="ce5" table:number-columns-repeated="13"/>
          <table:table-cell table:number-columns-repeated="975"/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4" table:style-name="Default" office:value-type="float" office:value="1">
            <text:p>1</text:p>
          </table:table-cell>
          <table:table-cell table:style-name="Default" office:value-type="float" office:value="0.5">
            <text:p>0.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table:formula="of:=SUM([.C10:.I10])" office:value-type="float" office:value="5.5">
            <text:p>5.5</text:p>
          </table:table-cell>
          <table:table-cell table:number-columns-repeated="2"/>
          <table:table-cell table:style-name="Default" table:number-columns-repeated="16"/>
          <table:table-cell table:number-columns-repeated="8"/>
          <table:table-cell table:style-name="ce5" table:number-columns-repeated="13"/>
          <table:table-cell table:number-columns-repeated="975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4" table:style-name="Default" office:value-type="float" office:value="1">
            <text:p>1</text:p>
          </table:table-cell>
          <table:table-cell table:style-name="Default" office:value-type="float" office:value="0.5">
            <text:p>0.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table:formula="of:=SUM([.C11:.I11])" office:value-type="float" office:value="5.5">
            <text:p>5.5</text:p>
          </table:table-cell>
          <table:table-cell table:number-columns-repeated="2"/>
          <table:table-cell table:style-name="Default" table:number-columns-repeated="16"/>
          <table:table-cell table:number-columns-repeated="8"/>
          <table:table-cell table:style-name="ce5" table:number-columns-repeated="13"/>
          <table:table-cell table:number-columns-repeated="975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table:formula="of:=SUM([.C12:.I12])" office:value-type="float" office:value="3">
            <text:p>3</text:p>
          </table:table-cell>
          <table:table-cell table:number-columns-repeated="2"/>
          <table:table-cell table:style-name="Default" table:number-columns-repeated="16"/>
          <table:table-cell table:number-columns-repeated="8"/>
          <table:table-cell table:style-name="ce5" table:number-columns-repeated="13"/>
          <table:table-cell table:number-columns-repeated="975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5">
            <text:p>0.5</text:p>
          </table:table-cell>
          <table:table-cell table:style-name="Default" table:formula="of:=SUM([.C13:.I13])" office:value-type="float" office:value="3.5">
            <text:p>3.5</text:p>
          </table:table-cell>
          <table:table-cell table:number-columns-repeated="2"/>
          <table:table-cell table:style-name="Default" table:number-columns-repeated="16"/>
          <table:table-cell table:number-columns-repeated="8"/>
          <table:table-cell table:style-name="ce5" table:number-columns-repeated="13"/>
          <table:table-cell table:number-columns-repeated="975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4" table:style-name="Default" office:value-type="float" office:value="1">
            <text:p>1</text:p>
          </table:table-cell>
          <table:table-cell table:style-name="Default" office:value-type="float" office:value="0.5">
            <text:p>0.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table:style-name="Default" table:formula="of:=SUM([.C14:.I14])" office:value-type="float" office:value="5">
            <text:p>5</text:p>
          </table:table-cell>
          <table:table-cell table:number-columns-repeated="2"/>
          <table:table-cell table:style-name="Default" table:number-columns-repeated="16"/>
          <table:table-cell table:number-columns-repeated="8"/>
          <table:table-cell table:style-name="ce5" table:number-columns-repeated="13"/>
          <table:table-cell table:number-columns-repeated="975"/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0.5">
            <text:p>0.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5">
            <text:p>0.5</text:p>
          </table:table-cell>
          <table:table-cell table:style-name="Default" table:formula="of:=SUM([.C15:.I15])" office:value-type="float" office:value="5">
            <text:p>5</text:p>
          </table:table-cell>
          <table:table-cell table:number-columns-repeated="2"/>
          <table:table-cell table:style-name="Default" table:number-columns-repeated="16"/>
          <table:table-cell table:number-columns-repeated="8"/>
          <table:table-cell table:style-name="ce5" table:number-columns-repeated="13"/>
          <table:table-cell table:number-columns-repeated="975"/>
        </table:table-row>
        <table:table-row table:style-name="ro1">
          <table:table-cell office:value-type="float" office:value="8">
            <text:p>8</text:p>
          </table:table-cell>
          <table:table-cell/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5">
            <text:p>0.5</text:p>
          </table:table-cell>
          <table:table-cell table:style-name="Default" table:formula="of:=SUM([.C16:.I16])" office:value-type="float" office:value="5">
            <text:p>5</text:p>
          </table:table-cell>
          <table:table-cell table:number-columns-repeated="2"/>
          <table:table-cell table:style-name="Default" table:number-columns-repeated="16"/>
          <table:table-cell table:number-columns-repeated="8"/>
          <table:table-cell table:style-name="ce5" table:number-columns-repeated="13"/>
          <table:table-cell table:number-columns-repeated="975"/>
        </table:table-row>
        <table:table-row table:style-name="ro1">
          <table:table-cell office:value-type="float" office:value="9">
            <text:p>9</text:p>
          </table:table-cell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5" table:style-name="Default" office:value-type="float" office:value="1">
            <text:p>1</text:p>
          </table:table-cell>
          <table:table-cell table:style-name="Default" table:formula="of:=SUM([.C17:.I17])" office:value-type="float" office:value="6">
            <text:p>6</text:p>
          </table:table-cell>
          <table:table-cell table:number-columns-repeated="2"/>
          <table:table-cell table:style-name="Default" table:number-columns-repeated="16"/>
          <table:table-cell table:number-columns-repeated="8"/>
          <table:table-cell table:style-name="ce5" table:number-columns-repeated="13"/>
          <table:table-cell table:number-columns-repeated="975"/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5">
            <text:p>0.5</text:p>
          </table:table-cell>
          <table:table-cell table:style-name="Default" table:formula="of:=SUM([.C18:.I18])" office:value-type="float" office:value="4">
            <text:p>4</text:p>
          </table:table-cell>
          <table:table-cell table:number-columns-repeated="2"/>
          <table:table-cell table:style-name="Default" table:number-columns-repeated="16"/>
          <table:table-cell table:number-columns-repeated="8"/>
          <table:table-cell table:style-name="ce5" table:number-columns-repeated="13"/>
          <table:table-cell table:number-columns-repeated="975"/>
        </table:table-row>
        <table:table-row table:style-name="ro1">
          <table:table-cell office:value-type="float" office:value="11">
            <text:p>11</text:p>
          </table:table-cell>
          <table:table-cell table:style-name="Default"/>
          <table:table-cell table:style-name="Default" office:value-type="float" office:value="0.8">
            <text:p>0.8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.5">
            <text:p>0.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5">
            <text:p>0.5</text:p>
          </table:table-cell>
          <table:table-cell table:style-name="Default" table:formula="of:=SUM([.C19:.I19])" office:value-type="float" office:value="4.8">
            <text:p>4.8</text:p>
          </table:table-cell>
          <table:table-cell table:style-name="Default" table:number-columns-repeated="18"/>
          <table:table-cell table:number-columns-repeated="996"/>
        </table:table-row>
        <table:table-row table:style-name="ro1">
          <table:table-cell office:value-type="float" office:value="12">
            <text:p>12</text:p>
          </table:table-cell>
          <table:table-cell table:style-name="Default"/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formula="of:=SUM([.C20:.I20])" office:value-type="float" office:value="5.5">
            <text:p>5.5</text:p>
          </table:table-cell>
          <table:table-cell table:style-name="Default" table:number-columns-repeated="18"/>
          <table:table-cell table:number-columns-repeated="996"/>
        </table:table-row>
        <table:table-row table:style-name="ro1">
          <table:table-cell office:value-type="float" office:value="13">
            <text:p>13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.5">
            <text:p>0.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5">
            <text:p>0.5</text:p>
          </table:table-cell>
          <table:table-cell table:style-name="Default" table:formula="of:=SUM([.C21:.I21])" office:value-type="float" office:value="5">
            <text:p>5</text:p>
          </table:table-cell>
          <table:table-cell table:style-name="Default" table:number-columns-repeated="18"/>
          <table:table-cell table:number-columns-repeated="996"/>
        </table:table-row>
        <table:table-row table:style-name="ro1">
          <table:table-cell office:value-type="float" office:value="14">
            <text:p>14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table:style-name="Default" table:formula="of:=SUM([.C22:.I22])" office:value-type="float" office:value="4.5">
            <text:p>4.5</text:p>
          </table:table-cell>
          <table:table-cell table:style-name="Default" table:number-columns-repeated="18"/>
          <table:table-cell table:number-columns-repeated="996"/>
        </table:table-row>
        <table:table-row table:style-name="ro1">
          <table:table-cell office:value-type="float" office:value="15">
            <text:p>15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formula="of:=SUM([.C23:.I23])" office:value-type="float" office:value="4">
            <text:p>4</text:p>
          </table:table-cell>
          <table:table-cell table:style-name="Default" table:number-columns-repeated="18"/>
          <table:table-cell table:number-columns-repeated="996"/>
        </table:table-row>
        <table:table-row table:style-name="ro1">
          <table:table-cell office:value-type="float" office:value="16">
            <text:p>16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formula="of:=SUM([.C24:.I24])" office:value-type="float" office:value="4.5">
            <text:p>4.5</text:p>
          </table:table-cell>
          <table:table-cell table:style-name="Default" table:number-columns-repeated="18"/>
          <table:table-cell table:number-columns-repeated="996"/>
        </table:table-row>
        <table:table-row table:style-name="ro1">
          <table:table-cell office:value-type="float" office:value="17">
            <text:p>17</text:p>
          </table:table-cell>
          <table:table-cell table:style-name="Default"/>
          <table:table-cell table:style-name="Default" office:value-type="float" office:value="0.8">
            <text:p>0.8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.5">
            <text:p>0.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table:formula="of:=SUM([.C25:.I25])" office:value-type="float" office:value="4.3">
            <text:p>4.3</text:p>
          </table:table-cell>
          <table:table-cell table:style-name="Default" table:number-columns-repeated="18"/>
          <table:table-cell table:number-columns-repeated="996"/>
        </table:table-row>
        <table:table-row table:style-name="ro1">
          <table:table-cell office:value-type="float" office:value="18">
            <text:p>18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5">
            <text:p>0.5</text:p>
          </table:table-cell>
          <table:table-cell table:style-name="Default" table:formula="of:=SUM([.C26:.I26])" office:value-type="float" office:value="4.5">
            <text:p>4.5</text:p>
          </table:table-cell>
          <table:table-cell table:style-name="Default" table:number-columns-repeated="18"/>
          <table:table-cell table:number-columns-repeated="996"/>
        </table:table-row>
        <table:table-row table:style-name="ro1">
          <table:table-cell office:value-type="float" office:value="19">
            <text:p>19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.5">
            <text:p>0.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table:style-name="Default" table:formula="of:=SUM([.C27:.I27])" office:value-type="float" office:value="4">
            <text:p>4</text:p>
          </table:table-cell>
          <table:table-cell table:style-name="Default" table:number-columns-repeated="18"/>
          <table:table-cell table:number-columns-repeated="996"/>
        </table:table-row>
        <table:table-row table:style-name="ro1">
          <table:table-cell office:value-type="float" office:value="20">
            <text:p>2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table:formula="of:=SUM([.C28:.I28])" office:value-type="float" office:value="3.5">
            <text:p>3.5</text:p>
          </table:table-cell>
          <table:table-cell table:style-name="Default" table:number-columns-repeated="18"/>
          <table:table-cell table:number-columns-repeated="996"/>
        </table:table-row>
        <table:table-row table:style-name="ro1">
          <table:table-cell office:value-type="float" office:value="21">
            <text:p>21</text:p>
          </table:table-cell>
          <table:table-cell table:style-name="Default"/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.3333333">
            <text:p>0.33333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5">
            <text:p>0.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table:style-name="Default" table:formula="of:=SUM([.C29:.I29])" office:value-type="float" office:value="4.3333333">
            <text:p>4.3333333</text:p>
          </table:table-cell>
          <table:table-cell table:style-name="Default" table:number-columns-repeated="18"/>
          <table:table-cell table:number-columns-repeated="996"/>
        </table:table-row>
        <table:table-row table:style-name="ro1">
          <table:table-cell office:value-type="float" office:value="22">
            <text:p>22</text:p>
          </table:table-cell>
          <table:table-cell table:style-name="Default"/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table:style-name="Default" table:formula="of:=SUM([.C30:.I30])" office:value-type="float" office:value="4">
            <text:p>4</text:p>
          </table:table-cell>
          <table:table-cell table:style-name="Default" table:number-columns-repeated="18"/>
          <table:table-cell table:number-columns-repeated="996"/>
        </table:table-row>
        <table:table-row table:style-name="ro1">
          <table:table-cell office:value-type="float" office:value="23">
            <text:p>23</text:p>
          </table:table-cell>
          <table:table-cell table:style-name="Default"/>
          <table:table-cell table:number-columns-repeated="4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5">
            <text:p>0.5</text:p>
          </table:table-cell>
          <table:table-cell table:style-name="Default" table:formula="of:=SUM([.C31:.I31])" office:value-type="float" office:value="5.5">
            <text:p>5.5</text:p>
          </table:table-cell>
          <table:table-cell table:style-name="Default" table:number-columns-repeated="18"/>
          <table:table-cell table:number-columns-repeated="996"/>
        </table:table-row>
        <table:table-row table:style-name="ro1">
          <table:table-cell office:value-type="float" office:value="24">
            <text:p>24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formula="of:=SUM([.C32:.I32])" office:value-type="float" office:value="3.5">
            <text:p>3.5</text:p>
          </table:table-cell>
          <table:table-cell table:style-name="Default" table:number-columns-repeated="18"/>
          <table:table-cell table:number-columns-repeated="996"/>
        </table:table-row>
        <table:table-row table:style-name="ro1">
          <table:table-cell office:value-type="float" office:value="25">
            <text:p>25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number-columns-repeated="5" table:style-name="Default" office:value-type="float" office:value="1">
            <text:p>1</text:p>
          </table:table-cell>
          <table:table-cell table:style-name="Default" table:formula="of:=SUM([.C33:.I33])" office:value-type="float" office:value="5">
            <text:p>5</text:p>
          </table:table-cell>
          <table:table-cell table:style-name="Default" table:number-columns-repeated="18"/>
          <table:table-cell table:number-columns-repeated="996"/>
        </table:table-row>
        <table:table-row table:style-name="ro1" table:number-rows-repeated="2">
          <table:table-cell table:style-name="ce2"/>
          <table:table-cell table:style-name="Default" table:number-columns-repeated="27"/>
          <table:table-cell table:number-columns-repeated="996"/>
        </table:table-row>
        <table:table-row table:style-name="ro1" table:number-rows-repeated="2">
          <table:table-cell table:style-name="ce2"/>
          <table:table-cell table:style-name="Default"/>
          <table:table-cell table:number-columns-repeated="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2"/>
          <table:table-cell table:style-name="Default"/>
          <table:table-cell/>
          <table:table-cell>
            <draw:frame table:end-cell-address="grades.H39" table:end-x="0.3547in" table:end-y="0.1539in" draw:z-index="2" draw:name="Picture 6" draw:style-name="gr2" draw:text-style-name="P1" svg:width="4.0752in" svg:height="0.3378in" svg:x="0.3776in" svg:y="0.0142in">
              <draw:image xlink:href="Pictures/10000000000000890000001130691DCF.png" xlink:type="simple" xlink:show="embed" xlink:actuate="onLoad">
                <text:p/>
              </draw:image>
            </draw:frame>
          </table:table-cell>
          <table:table-cell table:number-columns-repeated="5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2"/>
          <table:table-cell table:style-name="Default"/>
          <table:table-cell table:number-columns-repeated="7"/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2"/>
          <table:table-cell table:style-name="Default"/>
          <table:table-cell table:style-name="ce8" table:number-columns-repeated="3"/>
          <table:table-cell table:style-name="ce8" office:value-type="string">
            <text:p>rest</text:p>
          </table:table-cell>
          <table:table-cell table:style-name="ce8" table:number-columns-repeated="3"/>
          <table:table-cell table:style-name="ce10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Default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1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table:style-name="Default"/>
          <table:table-cell table:style-name="ce14" table:number-matrix-columns-spanned="7" table:number-matrix-rows-spanned="25" table:formula="of:=T-xp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table:style-name="Default"/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table:style-name="Default"/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table:style-name="Default"/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table:style-name="ce14" office:value-type="float" office:value="3.5">
            <text:p>3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4">
            <text:p>4</text:p>
          </table:table-cell>
          <table:table-cell office:value-type="float" office:value="4.8">
            <text:p>4.8</text:p>
          </table:table-cell>
          <table:table-cell office:value-type="float" office:value="3.8">
            <text:p>3.8</text:p>
          </table:table-cell>
          <table:table-cell office:value-type="float" office:value="3.8">
            <text:p>3.8</text:p>
          </table:table-cell>
          <table:table-cell office:value-type="float" office:value="4.3">
            <text:p>4.3</text:p>
          </table:table-cell>
          <table:table-cell office:value-type="float" office:value="3.8">
            <text:p>3.8</text:p>
          </table:table-cell>
          <table:table-cell table:style-name="ce14" office:value-type="float" office:value="4.3">
            <text:p>4.3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style-name="ce14" office:value-type="float" office:value="4.5">
            <text:p>4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style-name="ce14" office:value-type="float" office:value="4.5">
            <text:p>4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table:style-name="ce14" office:value-type="float" office:value="4">
            <text:p>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style-name="ce14" office:value-type="float" office:value="3.5">
            <text:p>3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3.5">
            <text:p>3.5</text:p>
          </table:table-cell>
          <table:table-cell office:value-type="float" office:value="4.3">
            <text:p>4.3</text:p>
          </table:table-cell>
          <table:table-cell office:value-type="float" office:value="3.3">
            <text:p>3.3</text:p>
          </table:table-cell>
          <table:table-cell office:value-type="float" office:value="3.3">
            <text:p>3.3</text:p>
          </table:table-cell>
          <table:table-cell office:value-type="float" office:value="3.8">
            <text:p>3.8</text:p>
          </table:table-cell>
          <table:table-cell office:value-type="float" office:value="4.3">
            <text:p>4.3</text:p>
          </table:table-cell>
          <table:table-cell table:style-name="ce14" office:value-type="float" office:value="3.3">
            <text:p>3.3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table:style-name="ce14" office:value-type="float" office:value="4">
            <text:p>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table:style-name="ce14" office:value-type="float" office:value="3.5">
            <text:p>3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table:style-name="ce14" office:value-type="float" office:value="3.5">
            <text:p>3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float" office:value="3.3333333">
            <text:p>3.3333333</text:p>
          </table:table-cell>
          <table:table-cell office:value-type="float" office:value="3.3333333">
            <text:p>3.3333333</text:p>
          </table:table-cell>
          <table:table-cell office:value-type="float" office:value="4">
            <text:p>4</text:p>
          </table:table-cell>
          <table:table-cell office:value-type="float" office:value="3.3333333">
            <text:p>3.3333333</text:p>
          </table:table-cell>
          <table:table-cell office:value-type="float" office:value="3.8333333">
            <text:p>3.8333333</text:p>
          </table:table-cell>
          <table:table-cell office:value-type="float" office:value="4.3333333">
            <text:p>4.3333333</text:p>
          </table:table-cell>
          <table:table-cell table:style-name="ce14" office:value-type="float" office:value="3.8333333">
            <text:p>3.8333333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table:style-name="ce14" office:value-type="float" office:value="3.5">
            <text:p>3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table:style-name="ce14" office:value-type="float" office:value="5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table:style-name="ce14" office:value-type="float" office:value="2.5">
            <text:p>2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/>
          <table:table-cell table:style-name="Default"/>
          <table:table-cell table:style-name="Default" office:value-type="string">
            <text:p>Need to sort data in order to calculate covariance max and thus Discriminative Efficiency</text:p>
          </table:table-cell>
          <table:table-cell table:style-name="Default" table:number-columns-repeated="7"/>
          <table:table-cell table:number-columns-repeated="1014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2">
          <table:table-cell/>
          <table:table-cell table:style-name="ce10"/>
          <table:table-cell table:style-name="ce15"/>
          <table:table-cell table:style-name="ce10" table:number-columns-repeated="2"/>
          <table:table-cell table:style-name="ce10" office:value-type="string">
            <text:p>xpmax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/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/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style-name="Default"/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.3333333">
            <text:p>0.3333333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style-name="Default"/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style-name="Default"/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style-name="Default"/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table:style-name="Default"/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style-name="Default"/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style-name="Default"/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style-name="Default"/>
          <table:table-cell table:style-name="ce16" table:formula="of:=SMALL(INDEX(xp;0;Slotno);rowno)" office:value-type="float" office:value="0.8">
            <text:p>0.8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table:style-name="Default"/>
          <table:table-cell table:style-name="ce16" table:formula="of:=SMALL(INDEX(xp;0;Slotno);rowno)" office:value-type="float" office:value="0.8">
            <text:p>0.8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table:style-name="Default"/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table:style-name="Default"/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table:style-name="Default"/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table:style-name="Default"/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">
            <text:p>0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table:style-name="Default"/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table:style-name="Default"/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table:style-name="Default"/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table:style-name="Default"/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table:style-name="Default"/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table:style-name="Default"/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table:style-name="Default"/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0.5">
            <text:p>0.5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table:style-name="Default"/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table:style-name="Default"/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table:style-name="Default"/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table:style-name="Default"/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table:style-name="Default"/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ce16" table:formula="of:=SMALL(INDEX(xp;0;Slotno);rowno)" office:value-type="float" office:value="1">
            <text:p>1</text:p>
          </table:table-cell>
          <table:table-cell table:style-name="Default"/>
          <table:table-cell table:number-columns-repeated="14"/>
          <table:table-cell>
            <draw:frame table:end-cell-address="grades.AE102" table:end-x="0.6193in" table:end-y="0.0772in" draw:z-index="0" draw:name="Picture 1" draw:style-name="gr2" draw:text-style-name="P1" svg:width="4.6441in" svg:height="0.7925in" svg:x="0.1118in" svg:y="0.0768in">
              <draw:image xlink:href="Pictures/10000000000001590000002BDC6F1554.png" xlink:type="simple" xlink:show="embed" xlink:actuate="onLoad">
                <text:p/>
              </draw:image>
            </draw:frame>
          </table:table-cell>
          <table:table-cell table:number-columns-repeated="999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31" office:value-type="string">
            <text:p>restmax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14" table:formula="of:=SMALL(INDEX(rest;0;Slotno);rowno)" office:value-type="float" office:value="2.5">
            <text:p>2.5</text:p>
          </table:table-cell>
          <table:table-cell table:style-name="ce14" table:formula="of:=SMALL(INDEX(rest;0;Slotno);rowno)" office:value-type="float" office:value="2.5">
            <text:p>2.5</text:p>
          </table:table-cell>
          <table:table-cell table:style-name="ce14" table:formula="of:=SMALL(INDEX(rest;0;Slotno);rowno)" office:value-type="float" office:value="2">
            <text:p>2</text:p>
          </table:table-cell>
          <table:table-cell table:style-name="ce14" table:formula="of:=SMALL(INDEX(rest;0;Slotno);rowno)" office:value-type="float" office:value="2">
            <text:p>2</text:p>
          </table:table-cell>
          <table:table-cell table:style-name="ce14" table:formula="of:=SMALL(INDEX(rest;0;Slotno);rowno)" office:value-type="float" office:value="2">
            <text:p>2</text:p>
          </table:table-cell>
          <table:table-cell table:style-name="ce14" table:formula="of:=SMALL(INDEX(rest;0;Slotno);rowno)" office:value-type="float" office:value="2.5">
            <text:p>2.5</text:p>
          </table:table-cell>
          <table:table-cell table:style-name="ce14" table:formula="of:=SMALL(INDEX(rest;0;Slotno);rowno)" office:value-type="float" office:value="2.5">
            <text:p>2.5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14" table:formula="of:=SMALL(INDEX(rest;0;Slotno);rowno)" office:value-type="float" office:value="3">
            <text:p>3</text:p>
          </table:table-cell>
          <table:table-cell table:style-name="ce14" table:formula="of:=SMALL(INDEX(rest;0;Slotno);rowno)" office:value-type="float" office:value="3">
            <text:p>3</text:p>
          </table:table-cell>
          <table:table-cell table:style-name="ce14" table:formula="of:=SMALL(INDEX(rest;0;Slotno);rowno)" office:value-type="float" office:value="2.5">
            <text:p>2.5</text:p>
          </table:table-cell>
          <table:table-cell table:style-name="ce14" table:formula="of:=SMALL(INDEX(rest;0;Slotno);rowno)" office:value-type="float" office:value="3">
            <text:p>3</text:p>
          </table:table-cell>
          <table:table-cell table:style-name="ce14" table:formula="of:=SMALL(INDEX(rest;0;Slotno);rowno)" office:value-type="float" office:value="3">
            <text:p>3</text:p>
          </table:table-cell>
          <table:table-cell table:style-name="ce14" table:formula="of:=SMALL(INDEX(rest;0;Slotno);rowno)" office:value-type="float" office:value="2.5">
            <text:p>2.5</text:p>
          </table:table-cell>
          <table:table-cell table:style-name="ce14" table:formula="of:=SMALL(INDEX(rest;0;Slotno);rowno)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14" table:formula="of:=SMALL(INDEX(rest;0;Slotno);rowno)" office:value-type="float" office:value="3">
            <text:p>3</text:p>
          </table:table-cell>
          <table:table-cell table:style-name="ce14" table:formula="of:=SMALL(INDEX(rest;0;Slotno);rowno)" office:value-type="float" office:value="3">
            <text:p>3</text:p>
          </table:table-cell>
          <table:table-cell table:style-name="ce14" table:formula="of:=SMALL(INDEX(rest;0;Slotno);rowno)" office:value-type="float" office:value="2.5">
            <text:p>2.5</text:p>
          </table:table-cell>
          <table:table-cell table:style-name="ce14" table:formula="of:=SMALL(INDEX(rest;0;Slotno);rowno)" office:value-type="float" office:value="3">
            <text:p>3</text:p>
          </table:table-cell>
          <table:table-cell table:style-name="ce14" table:formula="of:=SMALL(INDEX(rest;0;Slotno);rowno)" office:value-type="float" office:value="3">
            <text:p>3</text:p>
          </table:table-cell>
          <table:table-cell table:style-name="ce14" table:formula="of:=SMALL(INDEX(rest;0;Slotno);rowno)" office:value-type="float" office:value="2.5">
            <text:p>2.5</text:p>
          </table:table-cell>
          <table:table-cell table:style-name="ce14" table:formula="of:=SMALL(INDEX(rest;0;Slotno);rowno)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14" table:formula="of:=SMALL(INDEX(rest;0;Slotno);rowno)" office:value-type="float" office:value="3">
            <text:p>3</text:p>
          </table:table-cell>
          <table:table-cell table:style-name="ce14" table:formula="of:=SMALL(INDEX(rest;0;Slotno);rowno)" office:value-type="float" office:value="3">
            <text:p>3</text:p>
          </table:table-cell>
          <table:table-cell table:style-name="ce14" table:formula="of:=SMALL(INDEX(rest;0;Slotno);rowno)" office:value-type="float" office:value="2.5">
            <text:p>2.5</text:p>
          </table:table-cell>
          <table:table-cell table:style-name="ce14" table:formula="of:=SMALL(INDEX(rest;0;Slotno);rowno)" office:value-type="float" office:value="3.3">
            <text:p>3.3</text:p>
          </table:table-cell>
          <table:table-cell table:style-name="ce14" table:formula="of:=SMALL(INDEX(rest;0;Slotno);rowno)" office:value-type="float" office:value="3.5">
            <text:p>3.5</text:p>
          </table:table-cell>
          <table:table-cell table:style-name="ce14" table:formula="of:=SMALL(INDEX(rest;0;Slotno);rowno)" office:value-type="float" office:value="3">
            <text:p>3</text:p>
          </table:table-cell>
          <table:table-cell table:style-name="ce14" table:formula="of:=SMALL(INDEX(rest;0;Slotno);rowno)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14" table:formula="of:=SMALL(INDEX(rest;0;Slotno);rowno)" office:value-type="float" office:value="3.3333333">
            <text:p>3.3333333</text:p>
          </table:table-cell>
          <table:table-cell table:style-name="ce14" table:formula="of:=SMALL(INDEX(rest;0;Slotno);rowno)" office:value-type="float" office:value="3.3333333">
            <text:p>3.3333333</text:p>
          </table:table-cell>
          <table:table-cell table:style-name="ce14" table:formula="of:=SMALL(INDEX(rest;0;Slotno);rowno)" office:value-type="float" office:value="3">
            <text:p>3</text:p>
          </table:table-cell>
          <table:table-cell table:style-name="ce14" table:formula="of:=SMALL(INDEX(rest;0;Slotno);rowno)" office:value-type="float" office:value="3.3333333">
            <text:p>3.3333333</text:p>
          </table:table-cell>
          <table:table-cell table:style-name="ce14" table:formula="of:=SMALL(INDEX(rest;0;Slotno);rowno)" office:value-type="float" office:value="3.5">
            <text:p>3.5</text:p>
          </table:table-cell>
          <table:table-cell table:style-name="ce14" table:formula="of:=SMALL(INDEX(rest;0;Slotno);rowno)" office:value-type="float" office:value="3">
            <text:p>3</text:p>
          </table:table-cell>
          <table:table-cell table:style-name="ce14" table:formula="of:=SMALL(INDEX(rest;0;Slotno);rowno)" office:value-type="float" office:value="3.3">
            <text:p>3.3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14" table:formula="of:=SMALL(INDEX(rest;0;Slotno);rowno)" office:value-type="float" office:value="3.5">
            <text:p>3.5</text:p>
          </table:table-cell>
          <table:table-cell table:style-name="ce14" table:formula="of:=SMALL(INDEX(rest;0;Slotno);rowno)" office:value-type="float" office:value="3.5">
            <text:p>3.5</text:p>
          </table:table-cell>
          <table:table-cell table:style-name="ce14" table:formula="of:=SMALL(INDEX(rest;0;Slotno);rowno)" office:value-type="float" office:value="3">
            <text:p>3</text:p>
          </table:table-cell>
          <table:table-cell table:style-name="ce14" table:formula="of:=SMALL(INDEX(rest;0;Slotno);rowno)" office:value-type="float" office:value="3.5">
            <text:p>3.5</text:p>
          </table:table-cell>
          <table:table-cell table:style-name="ce14" table:formula="of:=SMALL(INDEX(rest;0;Slotno);rowno)" office:value-type="float" office:value="3.5">
            <text:p>3.5</text:p>
          </table:table-cell>
          <table:table-cell table:style-name="ce14" table:formula="of:=SMALL(INDEX(rest;0;Slotno);rowno)" office:value-type="float" office:value="3">
            <text:p>3</text:p>
          </table:table-cell>
          <table:table-cell table:style-name="ce14" table:formula="of:=SMALL(INDEX(rest;0;Slotno);rowno)" office:value-type="float" office:value="3.5">
            <text:p>3.5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14" table:formula="of:=SMALL(INDEX(rest;0;Slotno);rowno)" office:value-type="float" office:value="3.5">
            <text:p>3.5</text:p>
          </table:table-cell>
          <table:table-cell table:style-name="ce14" table:formula="of:=SMALL(INDEX(rest;0;Slotno);rowno)" office:value-type="float" office:value="3.5">
            <text:p>3.5</text:p>
          </table:table-cell>
          <table:table-cell table:style-name="ce14" table:formula="of:=SMALL(INDEX(rest;0;Slotno);rowno)" office:value-type="float" office:value="3">
            <text:p>3</text:p>
          </table:table-cell>
          <table:table-cell table:style-name="ce14" table:formula="of:=SMALL(INDEX(rest;0;Slotno);rowno)" office:value-type="float" office:value="3.5">
            <text:p>3.5</text:p>
          </table:table-cell>
          <table:table-cell table:style-name="ce14" table:formula="of:=SMALL(INDEX(rest;0;Slotno);rowno)" office:value-type="float" office:value="3.5">
            <text:p>3.5</text:p>
          </table:table-cell>
          <table:table-cell table:style-name="ce14" table:formula="of:=SMALL(INDEX(rest;0;Slotno);rowno)" office:value-type="float" office:value="3.5">
            <text:p>3.5</text:p>
          </table:table-cell>
          <table:table-cell table:style-name="ce14" table:formula="of:=SMALL(INDEX(rest;0;Slotno);rowno)" office:value-type="float" office:value="3.5">
            <text:p>3.5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/>
          <table:table-cell table:style-name="ce14" table:formula="of:=SMALL(INDEX(rest;0;Slotno);rowno)" office:value-type="float" office:value="3.5">
            <text:p>3.5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3">
            <text:p>3</text:p>
          </table:table-cell>
          <table:table-cell table:style-name="ce14" table:formula="of:=SMALL(INDEX(rest;0;Slotno);rowno)" office:value-type="float" office:value="3.5">
            <text:p>3.5</text:p>
          </table:table-cell>
          <table:table-cell table:style-name="ce14" table:formula="of:=SMALL(INDEX(rest;0;Slotno);rowno)" office:value-type="float" office:value="3.5">
            <text:p>3.5</text:p>
          </table:table-cell>
          <table:table-cell table:style-name="ce14" table:formula="of:=SMALL(INDEX(rest;0;Slotno);rowno)" office:value-type="float" office:value="3.5">
            <text:p>3.5</text:p>
          </table:table-cell>
          <table:table-cell table:style-name="ce14" table:formula="of:=SMALL(INDEX(rest;0;Slotno);rowno)" office:value-type="float" office:value="3.5">
            <text:p>3.5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/>
          <table:table-cell table:style-name="ce14" table:formula="of:=SMALL(INDEX(rest;0;Slotno);rowno)" office:value-type="float" office:value="3.5">
            <text:p>3.5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3.3">
            <text:p>3.3</text:p>
          </table:table-cell>
          <table:table-cell table:style-name="ce14" table:formula="of:=SMALL(INDEX(rest;0;Slotno);rowno)" office:value-type="float" office:value="3.5">
            <text:p>3.5</text:p>
          </table:table-cell>
          <table:table-cell table:style-name="ce14" table:formula="of:=SMALL(INDEX(rest;0;Slotno);rowno)" office:value-type="float" office:value="3.8">
            <text:p>3.8</text:p>
          </table:table-cell>
          <table:table-cell table:style-name="ce14" table:formula="of:=SMALL(INDEX(rest;0;Slotno);rowno)" office:value-type="float" office:value="3.8">
            <text:p>3.8</text:p>
          </table:table-cell>
          <table:table-cell table:style-name="ce14" table:formula="of:=SMALL(INDEX(rest;0;Slotno);rowno)" office:value-type="float" office:value="3.5">
            <text:p>3.5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ce14" table:formula="of:=SMALL(INDEX(rest;0;Slotno);rowno)" office:value-type="float" office:value="3.5">
            <text:p>3.5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3.5">
            <text:p>3.5</text:p>
          </table:table-cell>
          <table:table-cell table:style-name="ce14" table:formula="of:=SMALL(INDEX(rest;0;Slotno);rowno)" office:value-type="float" office:value="3.5">
            <text:p>3.5</text:p>
          </table:table-cell>
          <table:table-cell table:style-name="ce14" table:formula="of:=SMALL(INDEX(rest;0;Slotno);rowno)" office:value-type="float" office:value="3.8333333">
            <text:p>3.8333333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3.5">
            <text:p>3.5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/>
          <table:table-cell table:style-name="ce14" table:formula="of:=SMALL(INDEX(rest;0;Slotno);rowno)" office:value-type="float" office:value="3.5">
            <text:p>3.5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3.5">
            <text:p>3.5</text:p>
          </table:table-cell>
          <table:table-cell table:style-name="ce14" table:formula="of:=SMALL(INDEX(rest;0;Slotno);rowno)" office:value-type="float" office:value="3.8">
            <text:p>3.8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3.8333333">
            <text:p>3.8333333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3.5">
            <text:p>3.5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/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.3">
            <text:p>4.3</text:p>
          </table:table-cell>
          <table:table-cell table:style-name="ce14" table:formula="of:=SMALL(INDEX(rest;0;Slotno);rowno)" office:value-type="float" office:value="3.8">
            <text:p>3.8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/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.3">
            <text:p>4.3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/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.3">
            <text:p>4.3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/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4.3">
            <text:p>4.3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/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4.3333333">
            <text:p>4.3333333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/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/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4">
            <text:p>4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/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5">
            <text:p>5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/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4.8">
            <text:p>4.8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5">
            <text:p>5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/>
          <table:table-cell table:style-name="ce14" table:formula="of:=SMALL(INDEX(rest;0;Slotno);rowno)" office:value-type="float" office:value="5">
            <text:p>5</text:p>
          </table:table-cell>
          <table:table-cell table:style-name="ce14" table:formula="of:=SMALL(INDEX(rest;0;Slotno);rowno)" office:value-type="float" office:value="5">
            <text:p>5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5">
            <text:p>5</text:p>
          </table:table-cell>
          <table:table-cell table:style-name="ce14" table:formula="of:=SMALL(INDEX(rest;0;Slotno);rowno)" office:value-type="float" office:value="5">
            <text:p>5</text:p>
          </table:table-cell>
          <table:table-cell table:style-name="ce14" table:formula="of:=SMALL(INDEX(rest;0;Slotno);rowno)" office:value-type="float" office:value="5">
            <text:p>5</text:p>
          </table:table-cell>
          <table:table-cell table:style-name="ce14" table:formula="of:=SMALL(INDEX(rest;0;Slotno);rowno)"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/>
          <table:table-cell table:style-name="ce14" table:formula="of:=SMALL(INDEX(rest;0;Slotno);rowno)" office:value-type="float" office:value="5">
            <text:p>5</text:p>
          </table:table-cell>
          <table:table-cell table:style-name="ce14" table:formula="of:=SMALL(INDEX(rest;0;Slotno);rowno)" office:value-type="float" office:value="5">
            <text:p>5</text:p>
          </table:table-cell>
          <table:table-cell table:style-name="ce14" table:formula="of:=SMALL(INDEX(rest;0;Slotno);rowno)" office:value-type="float" office:value="4.5">
            <text:p>4.5</text:p>
          </table:table-cell>
          <table:table-cell table:style-name="ce14" table:formula="of:=SMALL(INDEX(rest;0;Slotno);rowno)" office:value-type="float" office:value="5">
            <text:p>5</text:p>
          </table:table-cell>
          <table:table-cell table:style-name="ce14" table:formula="of:=SMALL(INDEX(rest;0;Slotno);rowno)" office:value-type="float" office:value="5">
            <text:p>5</text:p>
          </table:table-cell>
          <table:table-cell table:style-name="ce14" table:formula="of:=SMALL(INDEX(rest;0;Slotno);rowno)" office:value-type="float" office:value="5">
            <text:p>5</text:p>
          </table:table-cell>
          <table:table-cell table:style-name="ce14" table:formula="of:=SMALL(INDEX(rest;0;Slotno);rowno)"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/>
          <table:table-cell table:style-name="ce14" table:formula="of:=SMALL(INDEX(rest;0;Slotno);rowno)" office:value-type="float" office:value="5">
            <text:p>5</text:p>
          </table:table-cell>
          <table:table-cell table:style-name="ce14" table:formula="of:=SMALL(INDEX(rest;0;Slotno);rowno)" office:value-type="float" office:value="5">
            <text:p>5</text:p>
          </table:table-cell>
          <table:table-cell table:style-name="ce14" table:formula="of:=SMALL(INDEX(rest;0;Slotno);rowno)" office:value-type="float" office:value="5">
            <text:p>5</text:p>
          </table:table-cell>
          <table:table-cell table:style-name="ce14" table:formula="of:=SMALL(INDEX(rest;0;Slotno);rowno)" office:value-type="float" office:value="5">
            <text:p>5</text:p>
          </table:table-cell>
          <table:table-cell table:style-name="ce14" table:formula="of:=SMALL(INDEX(rest;0;Slotno);rowno)" office:value-type="float" office:value="5">
            <text:p>5</text:p>
          </table:table-cell>
          <table:table-cell table:style-name="ce14" table:formula="of:=SMALL(INDEX(rest;0;Slotno);rowno)" office:value-type="float" office:value="5.5">
            <text:p>5.5</text:p>
          </table:table-cell>
          <table:table-cell table:style-name="ce14" table:formula="of:=SMALL(INDEX(rest;0;Slotno);rowno)"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/>
          <table:table-cell table:style-name="ce14" table:formula="of:=SMALL(INDEX(rest;0;Slotno);rowno)" office:value-type="float" office:value="5">
            <text:p>5</text:p>
          </table:table-cell>
          <table:table-cell table:style-name="ce14" table:formula="of:=SMALL(INDEX(rest;0;Slotno);rowno)" office:value-type="float" office:value="6">
            <text:p>6</text:p>
          </table:table-cell>
          <table:table-cell table:style-name="ce14" table:formula="of:=SMALL(INDEX(rest;0;Slotno);rowno)" office:value-type="float" office:value="5">
            <text:p>5</text:p>
          </table:table-cell>
          <table:table-cell table:style-name="ce14" table:formula="of:=SMALL(INDEX(rest;0;Slotno);rowno)" office:value-type="float" office:value="5.5">
            <text:p>5.5</text:p>
          </table:table-cell>
          <table:table-cell table:style-name="ce14" table:formula="of:=SMALL(INDEX(rest;0;Slotno);rowno)" office:value-type="float" office:value="5.5">
            <text:p>5.5</text:p>
          </table:table-cell>
          <table:table-cell table:style-name="ce14" table:formula="of:=SMALL(INDEX(rest;0;Slotno);rowno)" office:value-type="float" office:value="6">
            <text:p>6</text:p>
          </table:table-cell>
          <table:table-cell table:style-name="ce14" table:formula="of:=SMALL(INDEX(rest;0;Slotno);rowno)" office:value-type="float" office:value="5.5">
            <text:p>5.5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5"/>
          <table:table-cell/>
          <table:table-cell table:style-name="ce17" office:value-type="string">
            <text:p>xpmax1</text:p>
          </table:table-cell>
          <table:table-cell table:style-name="ce17" office:value-type="string">
            <text:p>xpmax2</text:p>
          </table:table-cell>
          <table:table-cell table:style-name="ce17" office:value-type="string">
            <text:p>xpmax3</text:p>
          </table:table-cell>
          <table:table-cell table:style-name="ce17" office:value-type="string">
            <text:p>xpmax4</text:p>
          </table:table-cell>
          <table:table-cell table:style-name="ce17" office:value-type="string">
            <text:p>xpmax5</text:p>
          </table:table-cell>
          <table:table-cell table:style-name="ce17" office:value-type="string">
            <text:p>xpmax6</text:p>
          </table:table-cell>
          <table:table-cell table:style-name="ce17" office:value-type="string">
            <text:p>xpmax7</text:p>
          </table:table-cell>
          <table:table-cell table:style-name="ce17" office:value-type="string">
            <text:p>Tmax</text:p>
          </table:table-cell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12" office:value-type="string">
            <text:p>MaxValue</text:p>
          </table:table-cell>
          <table:table-cell table:number-columns-repeated="7" table:style-name="ce18" office:value-type="float" office:value="1">
            <text:p>1</text:p>
          </table:table-cell>
          <table:table-cell table:formula="of:=SUM([.C132:.I132])" office:value-type="float" office:value="7">
            <text:p>7</text:p>
          </table:table-cell>
          <table:table-cell table:style-name="Default" table:number-columns-repeated="6"/>
          <table:table-cell table:number-columns-repeated="1008"/>
        </table:table-row>
        <table:table-row table:style-name="ro1" table:number-rows-repeated="4">
          <table:table-cell table:style-name="ce5"/>
          <table:table-cell table:style-name="Default" table:number-columns-repeated="15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1">
            <text:p>Slot_No</text:p>
          </table:table-cell>
          <table:covered-table-cell table:style-name="ce6"/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37" office:value-type="string">
            <text:p>T</text:p>
          </table:table-cell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1">
            <text:p>facility</text:p>
          </table:table-cell>
          <table:covered-table-cell table:style-name="ce6"/>
          <table:table-cell table:style-name="ce19" table:formula="of:=AVERAGE(INDEX(xp;0;Slotno))" office:value-type="float" office:value="0.704">
            <text:p>0.704</text:p>
          </table:table-cell>
          <table:table-cell table:style-name="ce19" table:formula="of:=AVERAGE(INDEX(xp;0;Slotno))" office:value-type="float" office:value="0.48">
            <text:p>0.48</text:p>
          </table:table-cell>
          <table:table-cell table:style-name="ce19" table:formula="of:=AVERAGE(INDEX(xp;0;Slotno))" office:value-type="float" office:value="0.973333332">
            <text:p>0.973333332</text:p>
          </table:table-cell>
          <table:table-cell table:style-name="ce19" table:formula="of:=AVERAGE(INDEX(xp;0;Slotno))" office:value-type="float" office:value="0.68">
            <text:p>0.68</text:p>
          </table:table-cell>
          <table:table-cell table:style-name="ce19" table:formula="of:=AVERAGE(INDEX(xp;0;Slotno))" office:value-type="float" office:value="0.52">
            <text:p>0.52</text:p>
          </table:table-cell>
          <table:table-cell table:style-name="ce19" table:formula="of:=AVERAGE(INDEX(xp;0;Slotno))" office:value-type="float" office:value="0.64">
            <text:p>0.64</text:p>
          </table:table-cell>
          <table:table-cell table:style-name="ce19" table:formula="of:=AVERAGE(INDEX(xp;0;Slotno))" office:value-type="float" office:value="0.62">
            <text:p>0.62</text:p>
          </table:table-cell>
          <table:table-cell table:formula="of:=AVERAGE(T)" office:value-type="float" office:value="4.617333332">
            <text:p>4.617333332</text:p>
          </table:table-cell>
          <table:table-cell table:number-columns-repeated="1014"/>
        </table:table-row>
        <table:table-row table:style-name="ro1">
          <table:table-cell table:style-name="ce7" office:value-type="string" table:number-columns-spanned="2" table:number-rows-spanned="1">
            <text:p>Facility_Index</text:p>
          </table:table-cell>
          <table:covered-table-cell table:style-name="ce7"/>
          <table:table-cell table:style-name="ce20" table:formula="of:=average*100/maxvalue" office:value-type="float" office:value="70.4">
            <text:p>70.4</text:p>
          </table:table-cell>
          <table:table-cell table:style-name="ce20" table:formula="of:=average*100/maxvalue" office:value-type="float" office:value="48">
            <text:p>48</text:p>
          </table:table-cell>
          <table:table-cell table:style-name="ce20" table:formula="of:=average*100/maxvalue" office:value-type="float" office:value="97.3333332">
            <text:p>97.3333332</text:p>
          </table:table-cell>
          <table:table-cell table:style-name="ce20" table:formula="of:=average*100/maxvalue" office:value-type="float" office:value="68">
            <text:p>68</text:p>
          </table:table-cell>
          <table:table-cell table:style-name="ce20" table:formula="of:=average*100/maxvalue" office:value-type="float" office:value="52">
            <text:p>52</text:p>
          </table:table-cell>
          <table:table-cell table:style-name="ce20" table:formula="of:=average*100/maxvalue" office:value-type="float" office:value="64">
            <text:p>64</text:p>
          </table:table-cell>
          <table:table-cell table:style-name="ce20" table:formula="of:=average*100/maxvalue" office:value-type="float" office:value="62">
            <text:p>62</text:p>
          </table:table-cell>
          <table:table-cell table:formula="of:=average*100/maxvalue" office:value-type="float" office:value="65.9619047428571">
            <text:p>65.9619047429</text:p>
          </table:table-cell>
          <table:table-cell table:number-columns-repeated="1014"/>
        </table:table-row>
        <table:table-row table:style-name="ro1">
          <table:table-cell table:style-name="ce6" office:value-type="string" table:number-columns-spanned="2" table:number-rows-spanned="1">
            <text:p>Standard_Dev</text:p>
          </table:table-cell>
          <table:covered-table-cell table:style-name="ce6"/>
          <table:table-cell table:style-name="ce19" table:formula="of:=STDEV(INDEX(xp;0;Slotno))" office:value-type="float" office:value="0.451368290128287">
            <text:p>0.4513682901</text:p>
          </table:table-cell>
          <table:table-cell table:style-name="ce19" table:formula="of:=STDEV(INDEX(xp;0;Slotno))" office:value-type="float" office:value="0.509901951359279">
            <text:p>0.5099019514</text:p>
          </table:table-cell>
          <table:table-cell table:style-name="ce19" table:formula="of:=STDEV(INDEX(xp;0;Slotno))" office:value-type="float" office:value="0.13333334">
            <text:p>0.13333334</text:p>
          </table:table-cell>
          <table:table-cell table:style-name="ce19" table:formula="of:=STDEV(INDEX(xp;0;Slotno))" office:value-type="float" office:value="0.476095228569523">
            <text:p>0.4760952286</text:p>
          </table:table-cell>
          <table:table-cell table:style-name="ce19" table:formula="of:=STDEV(INDEX(xp;0;Slotno))" office:value-type="float" office:value="0.305505046330389">
            <text:p>0.3055050463</text:p>
          </table:table-cell>
          <table:table-cell table:style-name="ce19" table:formula="of:=STDEV(INDEX(xp;0;Slotno))" office:value-type="float" office:value="0.489897948556636">
            <text:p>0.4898979486</text:p>
          </table:table-cell>
          <table:table-cell table:style-name="ce19" table:formula="of:=STDEV(INDEX(xp;0;Slotno))" office:value-type="float" office:value="0.33166247903554">
            <text:p>0.331662479</text:p>
          </table:table-cell>
          <table:table-cell table:formula="of:=STDEV(T)" office:value-type="float" office:value="0.81172655542916">
            <text:p>0.8117265554</text:p>
          </table:table-cell>
          <table:table-cell table:number-columns-repeated="1014"/>
        </table:table-row>
        <table:table-row table:style-name="ro1">
          <table:table-cell table:style-name="ce7" office:value-type="string" table:number-columns-spanned="2" table:number-rows-spanned="1">
            <text:p>Standard_Dev_Percent</text:p>
          </table:table-cell>
          <table:covered-table-cell table:style-name="ce7"/>
          <table:table-cell table:style-name="ce20" table:formula="of:=standarddev*100/maxvalue" office:value-type="float" office:value="45.1368290128287">
            <text:p>45.1368290128</text:p>
          </table:table-cell>
          <table:table-cell table:style-name="ce20" table:formula="of:=standarddev*100/maxvalue" office:value-type="float" office:value="50.9901951359279">
            <text:p>50.9901951359</text:p>
          </table:table-cell>
          <table:table-cell table:style-name="ce20" table:formula="of:=standarddev*100/maxvalue" office:value-type="float" office:value="13.333334">
            <text:p>13.333334</text:p>
          </table:table-cell>
          <table:table-cell table:style-name="ce20" table:formula="of:=standarddev*100/maxvalue" office:value-type="float" office:value="47.6095228569523">
            <text:p>47.609522857</text:p>
          </table:table-cell>
          <table:table-cell table:style-name="ce20" table:formula="of:=standarddev*100/maxvalue" office:value-type="float" office:value="30.5505046330389">
            <text:p>30.550504633</text:p>
          </table:table-cell>
          <table:table-cell table:style-name="ce20" table:formula="of:=standarddev*100/maxvalue" office:value-type="float" office:value="48.9897948556636">
            <text:p>48.9897948557</text:p>
          </table:table-cell>
          <table:table-cell table:style-name="ce20" table:formula="of:=standarddev*100/maxvalue" office:value-type="float" office:value="33.166247903554">
            <text:p>33.1662479036</text:p>
          </table:table-cell>
          <table:table-cell table:formula="of:=standarddev*100/maxvalue" office:value-type="float" office:value="11.596093648988">
            <text:p>11.596093649</text:p>
          </table:table-cell>
          <table:table-cell table:number-columns-repeated="1014"/>
        </table:table-row>
        <table:table-row table:style-name="ro1">
          <table:table-cell table:style-name="ce7" office:value-type="string" table:number-columns-spanned="2" table:number-rows-spanned="1">
            <text:p>Intended_Question_Weight</text:p>
          </table:table-cell>
          <table:covered-table-cell table:style-name="ce7"/>
          <table:table-cell table:style-name="ce20" table:formula="of:=100*maxvalue/tmax" office:value-type="float" office:value="14.2857142857143">
            <text:p>14.2857142857</text:p>
          </table:table-cell>
          <table:table-cell table:style-name="ce20" table:formula="of:=100*maxvalue/tmax" office:value-type="float" office:value="14.2857142857143">
            <text:p>14.2857142857</text:p>
          </table:table-cell>
          <table:table-cell table:style-name="ce20" table:formula="of:=100*maxvalue/tmax" office:value-type="float" office:value="14.2857142857143">
            <text:p>14.2857142857</text:p>
          </table:table-cell>
          <table:table-cell table:style-name="ce20" table:formula="of:=100*maxvalue/tmax" office:value-type="float" office:value="14.2857142857143">
            <text:p>14.2857142857</text:p>
          </table:table-cell>
          <table:table-cell table:style-name="ce20" table:formula="of:=100*maxvalue/tmax" office:value-type="float" office:value="14.2857142857143">
            <text:p>14.2857142857</text:p>
          </table:table-cell>
          <table:table-cell table:style-name="ce20" table:formula="of:=100*maxvalue/tmax" office:value-type="float" office:value="14.2857142857143">
            <text:p>14.2857142857</text:p>
          </table:table-cell>
          <table:table-cell table:style-name="ce20" table:formula="of:=100*maxvalue/tmax" office:value-type="float" office:value="14.2857142857143">
            <text:p>14.2857142857</text:p>
          </table:table-cell>
          <table:table-cell table:number-columns-repeated="3"/>
          <table:table-cell table:style-name="ce12" table:number-columns-repeated="4"/>
          <table:table-cell table:number-columns-repeated="1008"/>
        </table:table-row>
        <table:table-row table:style-name="ro1">
          <table:table-cell table:style-name="ce6" office:value-type="string" table:number-columns-spanned="2" table:number-rows-spanned="1">
            <text:p>SQRT_Covariance_with_T</text:p>
          </table:table-cell>
          <table:covered-table-cell table:style-name="ce6"/>
          <table:table-cell table:style-name="ce21" table:formula="of:=SQRT(COVAR([.C9:.C33];T)*S/(S-1))" office:value-type="float" office:value="0.425649829515609">
            <text:p>0.4256498295</text:p>
          </table:table-cell>
          <table:table-cell table:style-name="ce21" table:formula="of:=SQRT(COVAR([.D9:.D33];T)*S/(S-1))" office:value-type="float" office:value="0.377785946668216">
            <text:p>0.3777859467</text:p>
          </table:table-cell>
          <table:table-cell table:style-name="ce21" table:formula="of:=SQRT(COVAR([.E9:.E33];T)*S/(S-1))" office:value-type="float" office:value="0.0888194245208911">
            <text:p>0.0888194245</text:p>
          </table:table-cell>
          <table:table-cell table:style-name="ce21" table:formula="of:=SQRT(COVAR([.F9:.F33];T)*S/(S-1))" office:value-type="float" office:value="0.378520511113114">
            <text:p>0.3785205111</text:p>
          </table:table-cell>
          <table:table-cell table:style-name="ce21" table:formula="of:=SQRT(COVAR([.G9:.G33];T)*S/(S-1))" office:value-type="float" office:value="0.222797865601685">
            <text:p>0.2227978656</text:p>
          </table:table-cell>
          <table:table-cell table:style-name="ce21" table:formula="of:=SQRT(COVAR([.H9:.H33];T)*S/(S-1))" office:value-type="float" office:value="0.196072551198105">
            <text:p>0.1960725512</text:p>
          </table:table-cell>
          <table:table-cell table:style-name="ce21" table:formula="of:=SQRT(COVAR([.I9:.I33];T)*S/(S-1))" office:value-type="float" office:value="0.309434969204624">
            <text:p>0.3094349692</text:p>
          </table:table-cell>
          <table:table-cell table:formula="of:=SUM(sqrt_covariance_with_t)" office:value-type="float" office:value="1.99908109782224">
            <text:p>1.9990810978</text:p>
          </table:table-cell>
          <table:table-cell table:number-columns-repeated="1014"/>
        </table:table-row>
        <table:table-row table:style-name="ro1">
          <table:table-cell table:style-name="ce7" office:value-type="string" table:number-columns-spanned="2" table:number-rows-spanned="1">
            <text:p>Effective_Question_Weight</text:p>
          </table:table-cell>
          <table:covered-table-cell table:style-name="ce7"/>
          <table:table-cell table:style-name="ce20" table:formula="of:=100*sqrt_covariance_with_t/SQRT_Covariance_with_T_Sum" office:value-type="float" office:value="21.2922742343621">
            <text:p>21.2922742344</text:p>
          </table:table-cell>
          <table:table-cell table:style-name="ce20" table:formula="of:=100*sqrt_covariance_with_t/SQRT_Covariance_with_T_Sum" office:value-type="float" office:value="18.8979800309136">
            <text:p>18.8979800309</text:p>
          </table:table-cell>
          <table:table-cell table:style-name="ce20" table:formula="of:=100*sqrt_covariance_with_t/SQRT_Covariance_with_T_Sum" office:value-type="float" office:value="4.44301257300912">
            <text:p>4.443012573</text:p>
          </table:table-cell>
          <table:table-cell table:style-name="ce20" table:formula="of:=100*sqrt_covariance_with_t/SQRT_Covariance_with_T_Sum" office:value-type="float" office:value="18.9347251357369">
            <text:p>18.9347251357</text:p>
          </table:table-cell>
          <table:table-cell table:style-name="ce20" table:formula="of:=100*sqrt_covariance_with_t/SQRT_Covariance_with_T_Sum" office:value-type="float" office:value="11.1450138688419">
            <text:p>11.1450138688</text:p>
          </table:table-cell>
          <table:table-cell table:style-name="ce20" table:formula="of:=100*sqrt_covariance_with_t/SQRT_Covariance_with_T_Sum" office:value-type="float" office:value="9.80813391771358">
            <text:p>9.8081339177</text:p>
          </table:table-cell>
          <table:table-cell table:style-name="ce20" table:formula="of:=100*sqrt_covariance_with_t/SQRT_Covariance_with_T_Sum" office:value-type="float" office:value="15.4788602394228">
            <text:p>15.4788602394</text:p>
          </table:table-cell>
          <table:table-cell table:formula="of:=SUM([.C145:.I145])" office:value-type="float" office:value="100">
            <text:p>100</text:p>
          </table:table-cell>
          <table:table-cell table:number-columns-repeated="1014"/>
        </table:table-row>
        <table:table-row table:style-name="ro1">
          <table:table-cell table:style-name="ce6" office:value-type="string" table:number-columns-spanned="2" table:number-rows-spanned="1">
            <text:p>Covariance</text:p>
          </table:table-cell>
          <table:covered-table-cell table:style-name="ce6"/>
          <table:table-cell table:style-name="ce20" table:formula="of:=COVAR([.C9:.C33];[.C42:.C66])*S/(S-1)" office:value-type="float" office:value="-0.0225555559666667">
            <text:p>-0.022555556</text:p>
          </table:table-cell>
          <table:table-cell table:style-name="ce20" table:formula="of:=COVAR([.D9:.D33];[.D42:.D66])*S/(S-1)" office:value-type="float" office:value="-0.1172777785">
            <text:p>-0.1172777785</text:p>
          </table:table-cell>
          <table:table-cell table:style-name="ce20" table:formula="of:=COVAR([.E9:.E33];[.E42:.E66])*S/(S-1)" office:value-type="float" office:value="-0.00988888938333332">
            <text:p>-0.0098888894</text:p>
          </table:table-cell>
          <table:table-cell table:style-name="ce20" table:formula="of:=COVAR([.F9:.F33];[.F42:.F66])*S/(S-1)" office:value-type="float" office:value="-0.0833888893333333">
            <text:p>-0.0833888893</text:p>
          </table:table-cell>
          <table:table-cell table:style-name="ce20" table:formula="of:=COVAR([.G9:.G33];[.G42:.G66])*S/(S-1)" office:value-type="float" office:value="-0.0436944444166667">
            <text:p>-0.0436944444</text:p>
          </table:table-cell>
          <table:table-cell table:style-name="ce20" table:formula="of:=COVAR([.H9:.H33];[.H42:.H66])*S/(S-1)" office:value-type="float" office:value="-0.201555554666667">
            <text:p>-0.2015555547</text:p>
          </table:table-cell>
          <table:table-cell table:style-name="ce20" table:formula="of:=COVAR([.I9:.I33];[.I42:.I66])*S/(S-1)" office:value-type="float" office:value="-0.0142499998333333">
            <text:p>-0.0142499998</text:p>
          </table:table-cell>
          <table:table-cell table:number-columns-repeated="1015"/>
        </table:table-row>
        <table:table-row table:style-name="ro1">
          <table:table-cell table:style-name="ce6" office:value-type="string" table:number-columns-spanned="2" table:number-rows-spanned="1">
            <text:p>Variancexp</text:p>
          </table:table-cell>
          <table:covered-table-cell table:style-name="ce6"/>
          <table:table-cell table:style-name="ce19" table:formula="of:=VAR(INDEX(xp;0;Slotno))" office:value-type="float" office:value="0.203733333333333">
            <text:p>0.2037333333</text:p>
          </table:table-cell>
          <table:table-cell table:style-name="ce19" table:formula="of:=VAR(INDEX(xp;0;Slotno))" office:value-type="float" office:value="0.26">
            <text:p>0.26</text:p>
          </table:table-cell>
          <table:table-cell table:style-name="ce19" table:formula="of:=VAR(INDEX(xp;0;Slotno))" office:value-type="float" office:value="0.0177777795555556">
            <text:p>0.0177777796</text:p>
          </table:table-cell>
          <table:table-cell table:style-name="ce19" table:formula="of:=VAR(INDEX(xp;0;Slotno))" office:value-type="float" office:value="0.226666666666667">
            <text:p>0.2266666667</text:p>
          </table:table-cell>
          <table:table-cell table:style-name="ce19" table:formula="of:=VAR(INDEX(xp;0;Slotno))" office:value-type="float" office:value="0.0933333333333333">
            <text:p>0.0933333333</text:p>
          </table:table-cell>
          <table:table-cell table:style-name="ce19" table:formula="of:=VAR(INDEX(xp;0;Slotno))" office:value-type="float" office:value="0.24">
            <text:p>0.24</text:p>
          </table:table-cell>
          <table:table-cell table:style-name="ce19" table:formula="of:=VAR(INDEX(xp;0;Slotno))" office:value-type="float" office:value="0.11">
            <text:p>0.11</text:p>
          </table:table-cell>
          <table:table-cell table:number-columns-repeated="1015"/>
        </table:table-row>
        <table:table-row table:style-name="ro1">
          <table:table-cell table:style-name="ce6" office:value-type="string" table:number-columns-spanned="2" table:number-rows-spanned="1">
            <text:p>Variancerest</text:p>
          </table:table-cell>
          <table:covered-table-cell table:style-name="ce6"/>
          <table:table-cell table:style-name="ce19" table:formula="of:=VAR(INDEX(rest;0;Slotno))" office:value-type="float" office:value="0.500277779388889">
            <text:p>0.5002777794</text:p>
          </table:table-cell>
          <table:table-cell table:style-name="ce19" table:formula="of:=VAR(INDEX(rest;0;Slotno))" office:value-type="float" office:value="0.633455557788889">
            <text:p>0.6334555578</text:p>
          </table:table-cell>
          <table:table-cell table:style-name="ce19" table:formula="of:=VAR(INDEX(rest;0;Slotno))" office:value-type="float" office:value="0.6609">
            <text:p>0.6609</text:p>
          </table:table-cell>
          <table:table-cell table:style-name="ce19" table:formula="of:=VAR(INDEX(rest;0;Slotno))" office:value-type="float" office:value="0.599011112788889">
            <text:p>0.5990111128</text:p>
          </table:table-cell>
          <table:table-cell table:style-name="ce19" table:formula="of:=VAR(INDEX(rest;0;Slotno))" office:value-type="float" office:value="0.652955556288889">
            <text:p>0.6529555563</text:p>
          </table:table-cell>
          <table:table-cell table:style-name="ce19" table:formula="of:=VAR(INDEX(rest;0;Slotno))" office:value-type="float" office:value="0.822011110122222">
            <text:p>0.8220111101</text:p>
          </table:table-cell>
          <table:table-cell table:style-name="ce19" table:formula="of:=VAR(INDEX(rest;0;Slotno))" office:value-type="float" office:value="0.577400000455556">
            <text:p>0.5774000005</text:p>
          </table:table-cell>
          <table:table-cell table:number-columns-repeated="1015"/>
        </table:table-row>
        <table:table-row table:style-name="ro1">
          <table:table-cell table:style-name="ce7" office:value-type="string" table:number-columns-spanned="2" table:number-rows-spanned="1">
            <text:p>Discrimination_Index</text:p>
          </table:table-cell>
          <table:covered-table-cell table:style-name="ce7"/>
          <table:table-cell table:style-name="ce20" table:formula="of:=100*covariance/SQRT('Variancexp'*'Variancerest')" office:value-type="float" office:value="-7.06507675263055">
            <text:p>-7.0650767526</text:p>
          </table:table-cell>
          <table:table-cell table:style-name="ce20" table:formula="of:=100*covariance/SQRT('Variancexp'*'Variancerest')" office:value-type="float" office:value="-28.898212577202">
            <text:p>-28.8982125772</text:p>
          </table:table-cell>
          <table:table-cell table:style-name="ce20" table:formula="of:=100*covariance/SQRT('Variancexp'*'Variancerest')" office:value-type="float" office:value="-9.12306742682471">
            <text:p>-9.1230674268</text:p>
          </table:table-cell>
          <table:table-cell table:style-name="ce20" table:formula="of:=100*covariance/SQRT('Variancexp'*'Variancerest')" office:value-type="float" office:value="-22.6306444113109">
            <text:p>-22.6306444113</text:p>
          </table:table-cell>
          <table:table-cell table:style-name="ce20" table:formula="of:=100*covariance/SQRT('Variancexp'*'Variancerest')" office:value-type="float" office:value="-17.6997047673606">
            <text:p>-17.6997047674</text:p>
          </table:table-cell>
          <table:table-cell table:style-name="ce20" table:formula="of:=100*covariance/SQRT('Variancexp'*'Variancerest')" office:value-type="float" office:value="-45.3785178421498">
            <text:p>-45.3785178421</text:p>
          </table:table-cell>
          <table:table-cell table:style-name="ce20" table:formula="of:=100*covariance/SQRT('Variancexp'*'Variancerest')" office:value-type="float" office:value="-5.65431666017786">
            <text:p>-5.6543166602</text:p>
          </table:table-cell>
          <table:table-cell table:number-columns-repeated="1015"/>
        </table:table-row>
        <table:table-row table:style-name="ro1">
          <table:table-cell table:style-name="ce6" office:value-type="string" table:number-columns-spanned="2" table:number-rows-spanned="1">
            <text:p>CovarianceMax</text:p>
          </table:table-cell>
          <table:covered-table-cell table:style-name="ce6"/>
          <table:table-cell table:style-name="ce19" table:formula="of:=COVAR([.C74:.C98];[.C104:.C128])*S/(S-1)" office:value-type="float" office:value="0.238555556533333">
            <text:p>0.2385555565</text:p>
          </table:table-cell>
          <table:table-cell table:style-name="ce19" table:formula="of:=COVAR([.D74:.D98];[.D104:.D128])*S/(S-1)" office:value-type="float" office:value="0.318833334">
            <text:p>0.318833334</text:p>
          </table:table-cell>
          <table:table-cell table:style-name="ce19" table:formula="of:=COVAR([.E74:.E98];[.E104:.E128])*S/(S-1)" office:value-type="float" office:value="0.04566666895">
            <text:p>0.045666669</text:p>
          </table:table-cell>
          <table:table-cell table:style-name="ce19" table:formula="of:=COVAR([.F74:.F98];[.F104:.F128])*S/(S-1)" office:value-type="float" office:value="0.265222223166667">
            <text:p>0.2652222232</text:p>
          </table:table-cell>
          <table:table-cell table:style-name="ce19" table:formula="of:=COVAR([.G74:.G98];[.G104:.G128])*S/(S-1)" office:value-type="float" office:value="0.206305555583333">
            <text:p>0.2063055556</text:p>
          </table:table-cell>
          <table:table-cell table:style-name="ce19" table:formula="of:=COVAR([.H74:.H98];[.H104:.H128])*S/(S-1)" office:value-type="float" office:value="0.3539999995">
            <text:p>0.3539999995</text:p>
          </table:table-cell>
          <table:table-cell table:style-name="ce19" table:formula="of:=COVAR([.I74:.I98];[.I104:.I128])*S/(S-1)" office:value-type="float" office:value="0.2190833335">
            <text:p>0.2190833335</text:p>
          </table:table-cell>
          <table:table-cell table:number-columns-repeated="1015"/>
        </table:table-row>
        <table:table-row table:style-name="ro1">
          <table:table-cell table:style-name="ce7" office:value-type="string" table:number-columns-spanned="2" table:number-rows-spanned="1">
            <text:p>Discriminative_Efficiency</text:p>
          </table:table-cell>
          <table:covered-table-cell table:style-name="ce7"/>
          <table:table-cell table:style-name="ce20" table:formula="of:=100*(covariance/CovarianceMax)" office:value-type="float" office:value="-9.45505369669097">
            <text:p>-9.4550536967</text:p>
          </table:table-cell>
          <table:table-cell table:style-name="ce20" table:formula="of:=100*(covariance/CovarianceMax)" office:value-type="float" office:value="-36.7834118938141">
            <text:p>-36.7834118938</text:p>
          </table:table-cell>
          <table:table-cell table:style-name="ce20" table:formula="of:=100*(covariance/CovarianceMax)" office:value-type="float" office:value="-21.654501216545">
            <text:p>-21.6545012165</text:p>
          </table:table-cell>
          <table:table-cell table:style-name="ce20" table:formula="of:=100*(covariance/CovarianceMax)" office:value-type="float" office:value="-31.4411395612695">
            <text:p>-31.4411395613</text:p>
          </table:table-cell>
          <table:table-cell table:style-name="ce20" table:formula="of:=100*(covariance/CovarianceMax)" office:value-type="float" office:value="-21.1794802583574">
            <text:p>-21.1794802584</text:p>
          </table:table-cell>
          <table:table-cell table:style-name="ce20" table:formula="of:=100*(covariance/CovarianceMax)" office:value-type="float" office:value="-56.9365974438841">
            <text:p>-56.9365974439</text:p>
          </table:table-cell>
          <table:table-cell table:style-name="ce20" table:formula="of:=100*(covariance/CovarianceMax)" office:value-type="float" office:value="-6.50437420577834">
            <text:p>-6.5043742058</text:p>
          </table:table-cell>
          <table:table-cell table:number-columns-repeated="1015"/>
        </table:table-row>
        <table:table-row table:style-name="ro1" table:number-rows-repeated="3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table:number-columns-repeated="8"/>
          <table:table-cell table:style-name="ce38" table:number-columns-spanned="2" table:number-rows-spanned="1"/>
          <table:covered-table-cell table:style-name="ce38"/>
          <table:table-cell table:number-columns-repeated="1013"/>
        </table:table-row>
        <table:table-row table:style-name="ro1">
          <table:table-cell table:style-name="ce5"/>
          <table:table-cell/>
          <table:table-cell table:style-name="ce12" office:value-type="string">
            <text:p>Positions</text:p>
          </table:table-cell>
          <table:table-cell table:style-name="ce17" office:value-type="string">
            <text:p>S</text:p>
          </table:table-cell>
          <table:table-cell table:style-name="ce17" office:value-type="string">
            <text:p>Tave%</text:p>
          </table:table-cell>
          <table:table-cell table:style-name="ce17" office:value-type="string">
            <text:p>Tmedian%</text:p>
          </table:table-cell>
          <table:table-cell table:style-name="ce17" office:value-type="string">
            <text:p>Tstddev</text:p>
          </table:table-cell>
          <table:table-cell table:style-name="ce17" office:value-type="string">
            <text:p>Tstddev%</text:p>
          </table:table-cell>
          <table:table-cell/>
          <table:table-cell table:style-name="ce24"/>
          <table:table-cell table:style-name="ce40"/>
          <table:table-cell table:style-name="ce12" office:value-type="string">
            <text:p>CIC</text:p>
          </table:table-cell>
          <table:table-cell table:style-name="ce12" office:value-type="string">
            <text:p>Error Ratio</text:p>
          </table:table-cell>
          <table:table-cell table:style-name="ce12"/>
          <table:table-cell table:style-name="ce12" office:value-type="string">
            <text:p>Standard Error</text:p>
          </table:table-cell>
          <table:table-cell table:number-columns-repeated="1009"/>
        </table:table-row>
        <table:table-row table:style-name="ro3">
          <table:table-cell table:style-name="ce5"/>
          <table:table-cell/>
          <table:table-cell table:style-name="ce22" table:formula="of:=COLUMNS(xp)" office:value-type="float" office:value="7">
            <text:p>7</text:p>
          </table:table-cell>
          <table:table-cell table:style-name="ce22" table:formula="of:=ROWS(xp)" office:value-type="float" office:value="25">
            <text:p>25</text:p>
          </table:table-cell>
          <table:table-cell table:style-name="ce22" table:formula="of:=AVERAGE(T)*100/tmax" office:value-type="float" office:value="65.9619047428571">
            <text:p>65.9619047429</text:p>
          </table:table-cell>
          <table:table-cell table:style-name="ce22" table:formula="of:=MEDIAN(T)*100/tmax" office:value-type="float" office:value="64.2857142857143">
            <text:p>64.2857142857</text:p>
          </table:table-cell>
          <table:table-cell table:formula="of:=STDEV(T)" office:value-type="float" office:value="0.81172655542916">
            <text:p>0.8117265554</text:p>
          </table:table-cell>
          <table:table-cell table:style-name="ce22" table:formula="of:=STDEV(T)*100/tmax" office:value-type="float" office:value="11.596093648988">
            <text:p>11.596093649</text:p>
          </table:table-cell>
          <table:table-cell/>
          <table:table-cell table:style-name="ce39" table:number-columns-repeated="2"/>
          <table:table-cell table:style-name="ce22" table:formula="of:=100*(p/(p-1))*(1-SUM('Variancexp')/VAR(T))" office:value-type="float" office:value="-87.2230935541924">
            <text:p>-87.2230935542</text:p>
          </table:table-cell>
          <table:table-cell table:style-name="ce22" table:formula="of:=100*SQRT(1-(Cic/100))" office:value-type="float" office:value="136.829490079512">
            <text:p>136.8294900795</text:p>
          </table:table-cell>
          <table:table-cell/>
          <table:table-cell table:style-name="ce22" table:formula="of:=(er*tstdev/100)" office:value-type="float" office:value="1.11068130663371">
            <text:p>1.1106813066</text:p>
          </table:table-cell>
          <table:table-cell table:number-columns-repeated="1009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1">
          <table:table-cell table:style-name="ce5"/>
          <table:table-cell/>
          <table:table-cell table:style-name="ce23"/>
          <table:table-cell table:style-name="ce27" table:number-columns-repeated="5"/>
          <table:table-cell table:style-name="ce35" office:value-type="string" table:number-columns-spanned="4" table:number-rows-spanned="1">
            <text:p>Using Equations from Wiki</text:p>
          </table:table-cell>
          <table:covered-table-cell table:number-columns-repeated="3" table:style-name="ce35"/>
          <table:table-cell table:number-columns-repeated="1012"/>
        </table:table-row>
        <table:table-row table:style-name="ro1">
          <table:table-cell table:style-name="ce5"/>
          <table:table-cell/>
          <table:table-cell table:style-name="ce24" office:value-type="string">
            <text:p>m2</text:p>
          </table:table-cell>
          <table:table-cell table:style-name="ce28" office:value-type="string">
            <text:p>m3</text:p>
          </table:table-cell>
          <table:table-cell table:style-name="ce28" office:value-type="string">
            <text:p>m4</text:p>
          </table:table-cell>
          <table:table-cell table:style-name="ce32"/>
          <table:table-cell table:style-name="ce33" office:value-type="string">
            <text:p>k2</text:p>
          </table:table-cell>
          <table:table-cell table:style-name="ce33" office:value-type="string">
            <text:p>k3</text:p>
          </table:table-cell>
          <table:table-cell table:style-name="ce33" office:value-type="string">
            <text:p>k4</text:p>
          </table:table-cell>
          <table:table-cell table:style-name="ce33"/>
          <table:table-cell table:style-name="ce33" office:value-type="string">
            <text:p>Skewness</text:p>
          </table:table-cell>
          <table:table-cell table:style-name="ce40" office:value-type="string">
            <text:p>Kurtosis</text:p>
          </table:table-cell>
          <table:table-cell table:number-columns-repeated="1012"/>
        </table:table-row>
        <table:table-row table:style-name="ro1">
          <table:table-cell table:style-name="ce5"/>
          <table:table-cell/>
          <table:table-cell table:style-name="ce25" table:number-matrix-columns-spanned="1" table:number-matrix-rows-spanned="1" table:formula="of:=SUM(POWER(T-AVERAGE(T);2))/S" office:value-type="float" office:value="0.632544000757333">
            <text:p>0.6325440008</text:p>
          </table:table-cell>
          <table:table-cell table:style-name="ce29" table:number-matrix-columns-spanned="1" table:number-matrix-rows-spanned="1" table:formula="of:=SUM(POWER(T-AVERAGE(T);3))/S" office:value-type="float" office:value="-0.0436960120146691">
            <text:p>-0.043696012</text:p>
          </table:table-cell>
          <table:table-cell table:style-name="ce29" table:number-matrix-columns-spanned="1" table:number-matrix-rows-spanned="1" table:formula="of:=SUM(POWER(T-AVERAGE(T);4))/S" office:value-type="float" office:value="0.878487505562603">
            <text:p>0.8784875056</text:p>
          </table:table-cell>
          <table:table-cell table:style-name="ce29"/>
          <table:table-cell table:style-name="ce34" table:formula="of:=S/(S-1)*M2_" office:value-type="float" office:value="0.658900000788889">
            <text:p>0.6589000008</text:p>
          </table:table-cell>
          <table:table-cell table:style-name="ce29" table:formula="of:=M3_*S*S/((S-1)*(S-2))" office:value-type="float" office:value="-0.0494746512847249">
            <text:p>-0.0494746513</text:p>
          </table:table-cell>
          <table:table-cell table:style-name="ce29" table:formula="of:=((S+1)*M4_-(3*(S-1)*M2_*M2_))*S*S/((S-1)*(S-2)*(S-3))" office:value-type="float" office:value="-0.307115786795281">
            <text:p>-0.3071157868</text:p>
          </table:table-cell>
          <table:table-cell table:style-name="ce29"/>
          <table:table-cell table:style-name="ce29" table:formula="of:=k3_/POWER(k2_;3/2)" office:value-type="float" office:value="-0.0925025020136355">
            <text:p>-0.092502502</text:p>
          </table:table-cell>
          <table:table-cell table:style-name="ce41" table:formula="of:=k4_/POWER(k2_;2)" office:value-type="float" office:value="-0.707396855702842">
            <text:p>-0.7073968557</text:p>
          </table:table-cell>
          <table:table-cell table:number-columns-repeated="1012"/>
        </table:table-row>
        <table:table-row table:style-name="ro1" table:number-rows-repeated="3">
          <table:table-cell table:style-name="Default" table:number-columns-repeated="16"/>
          <table:table-cell table:number-columns-repeated="1008"/>
        </table:table-row>
        <table:table-row table:style-name="ro1" table:number-rows-repeated="1048372">
          <table:table-cell table:number-columns-repeated="1024"/>
        </table:table-row>
        <table:table-row table:style-name="ro4" table:number-rows-repeated="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average" table:base-cell-address="$grades.$C$139" table:cell-range-address="$grades.$C$139:.$J$139"/>
        <table:named-range table:name="Cic" table:base-cell-address="$grades.$L$157" table:cell-range-address="$grades.$L$157"/>
        <table:named-range table:name="covariance" table:base-cell-address="$grades.$C$146" table:cell-range-address="$grades.$C$146:.$I$146"/>
        <table:named-range table:name="CovarianceMax" table:base-cell-address="$grades.$C$150" table:cell-range-address="$grades.$C$150:.$I$150"/>
        <table:named-range table:name="er" table:base-cell-address="$grades.$M$157" table:cell-range-address="$grades.$M$157"/>
        <table:named-range table:name="k2_" table:base-cell-address="$grades.$G$162" table:cell-range-address="$grades.$G$162"/>
        <table:named-range table:name="k3_" table:base-cell-address="$grades.$H$162" table:cell-range-address="$grades.$H$162"/>
        <table:named-range table:name="k4_" table:base-cell-address="$grades.$I$162" table:cell-range-address="$grades.$I$162"/>
        <table:named-range table:name="M2_" table:base-cell-address="$grades.$C$162" table:cell-range-address="$grades.$C$162"/>
        <table:named-range table:name="M3_" table:base-cell-address="$grades.$D$162" table:cell-range-address="$grades.$D$162"/>
        <table:named-range table:name="M4_" table:base-cell-address="$grades.$E$162" table:cell-range-address="$grades.$E$162"/>
        <table:named-range table:name="maxvalue" table:base-cell-address="$grades.$C$132" table:cell-range-address="$grades.$C$132:.$J$132"/>
        <table:named-range table:name="p" table:base-cell-address="$grades.$C$157" table:cell-range-address="$grades.$C$157"/>
        <table:named-range table:name="rest" table:base-cell-address="$grades.$A$8" table:cell-range-address="$grades.$C$42:.$I$66"/>
        <table:named-range table:name="restmax" table:base-cell-address="$grades.$A$8" table:cell-range-address="$grades.$C$104:.$I$128"/>
        <table:named-range table:name="rowno" table:base-cell-address="$grades.$A$1" table:cell-range-address="$grades.$A$1:.$A$1048558"/>
        <table:named-range table:name="S" table:base-cell-address="$grades.$D$157" table:cell-range-address="$grades.$D$157"/>
        <table:named-expression table:name="SHARED_FORMULA_22_9_22_9_0" table:base-cell-address="$grades.$W$10" table:expression="SUM([.C10:.V10])"/>
        <table:named-expression table:name="SHARED_FORMULA_2_31_2_31_0" table:base-cell-address="$grades.$C$32" table:expression="AVERAGE(INDEX(xp;0;Slotno))"/>
        <table:named-expression table:name="SHARED_FORMULA_2_32_2_32_0" table:base-cell-address="$grades.$C$33" table:expression="average*100/#NAME?"/>
        <table:named-expression table:name="SHARED_FORMULA_2_33_2_33_0" table:base-cell-address="$grades.$C$34" table:expression="STDEV(INDEX(xp;0;Slotno))"/>
        <table:named-expression table:name="SHARED_FORMULA_2_34_2_34_0" table:base-cell-address="$grades.$C$35" table:expression="standarddev*100/#NAME?"/>
        <table:named-expression table:name="SHARED_FORMULA_2_36_2_36_0" table:base-cell-address="$grades.$C$37" table:expression="100*#NAME?/tmax"/>
        <table:named-expression table:name="SHARED_FORMULA_2_38_2_38_0" table:base-cell-address="$grades.$C$39" table:expression="100*#NAME?/SQRT_Covariance_with_T_Sum"/>
        <table:named-expression table:name="SHARED_FORMULA_2_42_2_42_0" table:base-cell-address="$grades.$C$43" table:expression="VAR(INDEX(xp;0;Slotno))"/>
        <table:named-expression table:name="SHARED_FORMULA_2_43_2_43_0" table:base-cell-address="$grades.$C$44" table:expression="VAR(INDEX(rest;0;Slotno))"/>
        <table:named-expression table:name="SHARED_FORMULA_2_44_2_44_0" table:base-cell-address="$grades.$C$45" table:expression="100*#NAME?/SQRT(variancexp*variancerest)"/>
        <table:named-expression table:name="SHARED_FORMULA_2_46_2_46_0" table:base-cell-address="$grades.$C$47" table:expression="100*(#NAME?/#NAME?)"/>
        <table:named-range table:name="Slotno" table:base-cell-address="$grades.$D$5" table:cell-range-address=".$A$8:.$AN$8"/>
        <table:named-range table:name="sqrt_covariance_with_t" table:base-cell-address="$grades.$C$144" table:cell-range-address="$grades.$C$144:.$I$144"/>
        <table:named-range table:name="SQRT_Covariance_with_T_Sum" table:base-cell-address="$grades.$J$157" table:cell-range-address="$grades.$J$144"/>
        <table:named-range table:name="standarddev" table:base-cell-address="$grades.$C$141" table:cell-range-address="$grades.$C$141:.$J$141"/>
        <table:named-range table:name="T" table:base-cell-address="$grades.$A$8" table:cell-range-address="$grades.$J$9:.$J$33"/>
        <table:named-range table:name="tmax" table:base-cell-address="$grades.$J$132" table:cell-range-address="$grades.$J$132"/>
        <table:named-range table:name="tstdev" table:base-cell-address="$grades.$G$157" table:cell-range-address="$grades.$G$157"/>
        <table:named-range table:name="variancerest" table:base-cell-address="$grades.$C$148" table:cell-range-address="$grades.$C$148:.$I$148"/>
        <table:named-range table:name="variancexp" table:base-cell-address="$grades.$C$147" table:cell-range-address="$grades.$C$147:.$I$147"/>
        <table:named-range table:name="xp" table:base-cell-address="$grades.$M$19" table:cell-range-address="$grades.$C$9:.$I$33"/>
        <table:named-range table:name="xpmax" table:base-cell-address="$grades.$A$8" table:cell-range-address="$grades.$C$74:.$I$98"/>
      </table:named-expressions>
      <table:database-ranges>
        <table:database-range table:name="rest" table:target-range-address="grades.C42:grades.I66" table:orientation="column"/>
        <table:database-range table:name="restmax" table:target-range-address="grades.C104:grades.I128" table:orientation="column"/>
        <table:database-range table:name="xp" table:target-range-address="grades.C9:grades.I33" table:contains-header="false" table:orientation="column"/>
        <table:database-range table:name="xpmax" table:target-range-address="grades.C74:grades.I9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28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fill-character> </number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2P2" style:volatile="true">
      <number:text> $</number:text>
      <number:fill-character> </number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6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3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40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able-cell-properties fo:padding="0.028in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2pt solid #808080" fo:padding="0.028in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2pt double #333333" style:border-line-width="0.0008in 0.0016in 0.0008in" fo:padding="0.02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7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7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2pt solid #808080" fo:padding="0.028in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2pt double #ff9900" style:border-line-width-bottom="0.0008in 0.0016in 0.0008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2pt solid #c0c0c0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2pt solid #333333" fo:padding="0.028in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2pt double #333399" style:border-line-width-bottom="0.0008in 0.0016in 0.0008in" style:diagonal-bl-tr="none" style:diagonal-tl-br="none" fo:border-left="none" fo:padding="0.028in" fo:border-right="none" style:rotation-align="none" fo:border-top="0.2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7">00/00/0000</text:date>, <text:time style:data-style-name="N2" text:time-value="0000-00-00T15:33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t</meta:initial-creator>
    <meta:creation-date>2008-10-29T15:33:17</meta:creation-date>
    <dc:date>2013-08-07T16:25:05</dc:date>
    <meta:generator>LibreOffice/4.0.2.2$Linux_X86_64 LibreOffice_project/400m0$Build-2</meta:generator>
    <meta:editing-duration>PT9H17M46S</meta:editing-duration>
    <meta:editing-cycles>11</meta:editing-cycles>
    <meta:document-statistic meta:table-count="1" meta:cell-count="1032" meta:object-count="3"/>
  </office:meta>
</office:document-meta>
</file>